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stroke="dash" draw:stroke-dash="Fine_20_Dashed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ircle draw:style-name="gr1" draw:text-style-name="P2" draw:layer="layout" svg:width="2.159cm" svg:height="2.159cm" svg:x="8.62cm" svg:y="1.762cm">
          <text:p text:style-name="P1"><text:span text:style-name="T1">Root</text:span></text:p>
        </draw:circle>
        <draw:circle draw:style-name="gr1" draw:text-style-name="P2" draw:layer="layout" svg:width="2.159cm" svg:height="2.159cm" svg:x="1.762cm" svg:y="9.509cm">
          <text:p text:style-name="P1"><text:span text:style-name="T1">term1</text:span></text:p>
        </draw:circle>
        <draw:circle draw:style-name="gr1" draw:text-style-name="P2" draw:layer="layout" svg:width="2.159cm" svg:height="2.159cm" svg:x="5.064cm" svg:y="9.382cm">
          <text:p text:style-name="P1"><text:span text:style-name="T1">term2</text:span></text:p>
        </draw:circle>
        <draw:circle draw:style-name="gr1" draw:text-style-name="P2" draw:layer="layout" svg:width="2.159cm" svg:height="2.159cm" svg:x="3.54cm" svg:y="6.461cm">
          <text:p text:style-name="P1"><text:span text:style-name="T1">concept1</text:span></text:p>
        </draw:circle>
        <draw:line draw:style-name="gr2" draw:text-style-name="P1" draw:layer="layout" svg:x1="2.905cm" svg:y1="9.509cm" svg:x2="3.794cm" svg:y2="8.239cm">
          <text:p/>
        </draw:line>
        <draw:line draw:style-name="gr2" draw:text-style-name="P1" draw:layer="layout" svg:x1="5.953cm" svg:y1="9.509cm" svg:x2="5.318cm" svg:y2="8.493cm">
          <text:p/>
        </draw:line>
        <draw:line draw:style-name="gr3" draw:text-style-name="P1" draw:layer="layout" svg:x1="4.683cm" svg:y1="6.334cm" svg:x2="8.62cm" svg:y2="3.032cm">
          <text:p/>
        </draw:line>
        <draw:circle draw:style-name="gr1" draw:text-style-name="P2" draw:layer="layout" svg:width="2.159cm" svg:height="2.159cm" svg:x="12.557cm" svg:y="9.255cm">
          <text:p text:style-name="P1"><text:span text:style-name="T1">term3</text:span></text:p>
        </draw:circle>
        <draw:circle draw:style-name="gr1" draw:text-style-name="P2" draw:layer="layout" svg:width="2.159cm" svg:height="2.159cm" svg:x="15.859cm" svg:y="9.128cm">
          <text:p text:style-name="P1"><text:span text:style-name="T1">term4</text:span></text:p>
        </draw:circle>
        <draw:circle draw:style-name="gr1" draw:text-style-name="P2" draw:layer="layout" svg:width="2.159cm" svg:height="2.159cm" svg:x="14.335cm" svg:y="6.207cm">
          <text:p text:style-name="P1"><text:span text:style-name="T1">concept2</text:span></text:p>
        </draw:circle>
        <draw:line draw:style-name="gr2" draw:text-style-name="P1" draw:layer="layout" svg:x1="13.7cm" svg:y1="9.255cm" svg:x2="14.589cm" svg:y2="7.985cm">
          <text:p/>
        </draw:line>
        <draw:line draw:style-name="gr2" draw:text-style-name="P1" draw:layer="layout" svg:x1="16.748cm" svg:y1="9.255cm" svg:x2="16.113cm" svg:y2="8.239cm">
          <text:p/>
        </draw:line>
        <draw:line draw:style-name="gr3" draw:text-style-name="P1" draw:layer="layout" svg:x1="10.779cm" svg:y1="3.159cm" svg:x2="15.097cm" svg:y2="6.33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 Na</meta:initial-creator>
    <meta:creation-date>2015-02-17T12:12:51</meta:creation-date>
    <dc:date>2015-02-17T12:15:16</dc:date>
    <dc:creator>An Na</dc:creator>
    <meta:editing-duration>PT2M26S</meta:editing-duration>
    <meta:editing-cycles>1</meta:editing-cycles>
    <meta:document-statistic meta:object-count="13"/>
    <meta:generator>OpenOffice/4.1.1$Unix OpenOffice.org_project/411m6$Build-9775</meta:generator>
  </office:meta>
</office:document-meta>
</file>